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cm" draw:marker-start-width="0.35cm" draw:marker-end-width="0.35cm" draw:fill-color="#ffffff" draw:textarea-horizontal-align="justify" draw:textarea-vertical-align="middle" draw:auto-grow-height="false" fo:min-height="1.448cm" fo:min-width="1.764cm" fo:padding-top="0.175cm" fo:padding-bottom="0.175cm" fo:padding-left="0.3cm" fo:padding-right="0.3cm"/>
    </style:style>
    <style:style style:name="gr2" style:family="graphic" style:parent-style-name="standard">
      <style:graphic-properties svg:stroke-width="0.1cm" draw:marker-start-width="0.35cm" draw:marker-end-width="0.35cm" draw:fill-color="#ffffff" draw:textarea-horizontal-align="justify" draw:textarea-vertical-align="middle" draw:auto-grow-height="false" fo:min-height="1.348cm" fo:min-width="1.664cm" fo:padding-top="0.175cm" fo:padding-bottom="0.175cm" fo:padding-left="0.3cm" fo:padding-right="0.3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ff" draw:textarea-horizontal-align="justify" draw:textarea-vertical-align="middle" draw:auto-grow-height="false" fo:min-height="1.14cm" fo:min-width="2.834cm" fo:wrap-option="no-wrap"/>
    </style:style>
    <style:style style:name="gr6" style:family="graphic" style:parent-style-name="standard">
      <style:graphic-properties draw:fill="solid" draw:fill-color="#ffffff" draw:textarea-horizontal-align="justify" draw:textarea-vertical-align="middle" draw:auto-grow-height="false" fo:min-height="1.113cm" fo:min-width="2.309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3.2cm" svg:height="2.4cm" svg:x="13cm" svg:y="2cm">
          <text:p text:style-name="P1">RJ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3.2cm" svg:height="2.4cm" svg:x="2.7cm" svg:y="6.1cm">
          <text:p text:style-name="P1">RJ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3.2cm" svg:height="2.4cm" svg:x="22.3cm" svg:y="6.2cm">
          <text:p text:style-name="P1">RJ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cm" svg:y1="3.2cm" svg:x2="4.3cm" svg:y2="6.1cm" draw:start-shape="id1" draw:start-glue-point="6" draw:end-shape="id2" draw:end-glue-point="4" svg:d="M13000 3200h-8700v2900" svg:viewBox="0 0 8701 2901">
          <text:p/>
        </draw:connector>
        <draw:connector draw:style-name="gr3" draw:text-style-name="P1" draw:layer="layout" svg:x1="16.2cm" svg:y1="3.2cm" svg:x2="23.9cm" svg:y2="6.2cm" draw:start-shape="id1" draw:start-glue-point="10" draw:end-shape="id3" draw:end-glue-point="4" svg:d="M16200 3200h7700v3000" svg:viewBox="0 0 7701 3001">
          <text:p/>
        </draw:connector>
        <draw:frame draw:style-name="gr4" draw:layer="layout" svg:width="4.727cm" svg:height="0.962cm" svg:x="4.473cm" svg:y="1.838cm">
          <draw:text-box>
            <text:p>192.168.1.0/24</text:p>
          </draw:text-box>
        </draw:frame>
        <draw:frame draw:style-name="gr4" draw:layer="layout" svg:width="4.727cm" svg:height="0.962cm" svg:x="18.573cm" svg:y="1.9cm">
          <draw:text-box>
            <text:p>192.168.2.0/24</text:p>
          </draw:text-box>
        </draw:frame>
        <draw:connector draw:style-name="gr3" draw:text-style-name="P1" draw:layer="layout" svg:x1="4.3cm" svg:y1="8.5cm" svg:x2="4.294cm" svg:y2="15.8cm" draw:start-shape="id2" draw:start-glue-point="8" draw:end-shape="id4" draw:end-glue-point="0" svg:d="M4300 8500v3675h-6v3625" svg:viewBox="0 0 7 7301">
          <text:p/>
        </draw:connector>
        <draw:connector draw:style-name="gr3" draw:text-style-name="P1" draw:layer="layout" svg:x1="23.9cm" svg:y1="8.6cm" svg:x2="23.878cm" svg:y2="15.2cm" draw:start-shape="id3" draw:start-glue-point="8" draw:end-shape="id5" draw:end-glue-point="0" svg:d="M23900 8600v3325h-22v3275" svg:viewBox="0 0 23 6601">
          <text:p/>
        </draw:connector>
        <draw:frame draw:style-name="gr4" draw:layer="layout" svg:width="4.727cm" svg:height="0.962cm" svg:x="4.673cm" svg:y="14.4cm">
          <draw:text-box>
            <text:p>192.168.3.0/24</text:p>
          </draw:text-box>
        </draw:frame>
        <draw:frame draw:style-name="gr4" draw:layer="layout" svg:width="4.727cm" svg:height="0.962cm" svg:x="18.773cm" svg:y="14.238cm">
          <draw:text-box>
            <text:p>192.168.4.0/24</text:p>
          </draw:text-box>
        </draw:frame>
        <draw:custom-shape draw:style-name="gr5" draw:text-style-name="P1" draw:layer="layout" svg:width="3.6cm" svg:height="1.5cm" svg:x="9.3cm" svg:y="3.7cm">
          <text:p text:style-name="P1">192.168.1.1</text:p>
          <text:p text:style-name="P1">GE 0/0</text:p>
          <draw:enhanced-geometry svg:viewBox="0 0 21600 21600" draw:text-areas="800 800 20800 20800" draw:type="round-rectangular-callout" draw:modifiers="20868.2032768675 -7080.07994670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3.6cm" svg:height="1.5cm" svg:x="16.1cm" svg:y="4cm">
          <text:p text:style-name="P1">192.168.2.1</text:p>
          <text:p text:style-name="P1">GE 0/1</text:p>
          <draw:enhanced-geometry svg:viewBox="0 0 21600 21600" draw:text-areas="800 800 20800 20800" draw:type="round-rectangular-callout" draw:modifiers="1355.62343793391 -13008.9273817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3.6cm" svg:height="1.5cm" svg:x="5.9cm" svg:y="5.4cm">
          <text:p text:style-name="P1">192.168.1.2</text:p>
          <text:p text:style-name="P1">GE 0/0</text:p>
          <draw:enhanced-geometry svg:viewBox="0 0 21600 21600" draw:text-areas="800 800 20800 20800" draw:type="round-rectangular-callout" draw:modifiers="-9219.4390447098 8375.216522318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3.6cm" svg:height="1.5cm" svg:x="6cm" svg:y="8.4cm">
          <text:p text:style-name="P1">192.168.3.2</text:p>
          <text:p text:style-name="P1">GE 0/1</text:p>
          <draw:enhanced-geometry svg:viewBox="0 0 21600 21600" draw:text-areas="800 800 20800 20800" draw:type="round-rectangular-callout" draw:modifiers="-9819.27242432658 2662.225183211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3.6cm" svg:height="1.5cm" svg:x="25cm" svg:y="4.9cm">
          <text:p text:style-name="P1">192.168.2.3</text:p>
          <text:p text:style-name="P1">GE 0/0</text:p>
          <draw:enhanced-geometry svg:viewBox="0 0 21600 21600" draw:text-areas="800 800 20800 20800" draw:type="round-rectangular-callout" draw:modifiers="-6274.25715079145 16563.3577614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3.6cm" svg:height="1.5cm" svg:x="25cm" svg:y="8.6cm">
          <text:p text:style-name="P1">192.168.4.3</text:p>
          <text:p text:style-name="P1">GE 0/0</text:p>
          <draw:enhanced-geometry svg:viewBox="0 0 21600 21600" draw:text-areas="800 800 20800 20800" draw:type="round-rectangular-callout" draw:modifiers="-5770.39711191336 590.006662225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4.3cm" svg:height="2.1cm" svg:x="2.144cm" svg:y="15.8cm">
          <text:p text:style-name="P1">SJ1</text:p>
          <draw:enhanced-geometry svg:viewBox="0 0 21600 21600" draw:text-areas="3000 3320 17110 17330" draw:type="cloud-callout" draw:modifiers="6654.26644966287 40506.425511661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 xml:id="id5" draw:id="id5" draw:layer="layout" svg:width="4.3cm" svg:height="2.1cm" svg:x="21.728cm" svg:y="15.2cm">
          <text:p text:style-name="P1">SJ2</text:p>
          <draw:enhanced-geometry svg:viewBox="0 0 21600 21600" draw:text-areas="3000 3320 17110 17330" draw:type="cloud-callout" draw:modifiers="6654.26644966287 40506.425511661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melin Kevin</meta:initial-creator>
    <meta:creation-date>2016-02-11T15:25:00.301499207</meta:creation-date>
    <dc:date>2016-02-11T16:30:46.254383044</dc:date>
    <dc:creator>Gamelin Kevin</dc:creator>
    <meta:editing-duration>PT50M32S</meta:editing-duration>
    <meta:editing-cycles>9</meta:editing-cycles>
    <meta:generator>LibreOffice/4.3.3.2$Linux_X86_64 LibreOffice_project/430m0$Build-2</meta:generator>
    <meta:document-statistic meta:object-count="19"/>
  </office:meta>
</office:document-meta>
</file>